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fo:font-size="24pt" officeooo:rsid="00019404" officeooo:paragraph-rsid="00019404" style:font-size-asian="21pt" style:font-size-complex="24pt"/>
    </style:style>
    <style:style style:name="P2" style:family="paragraph" style:parent-style-name="Preformatted_20_Text">
      <style:paragraph-properties fo:text-align="start" style:justify-single-word="false"/>
      <style:text-properties fo:font-size="14pt" officeooo:rsid="00019404" officeooo:paragraph-rsid="00019404" style:font-size-asian="12.25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fo:font-size="14pt" officeooo:rsid="0002a1d2" officeooo:paragraph-rsid="0002a1d2" style:font-size-asian="12.25pt" style:font-size-complex="14pt"/>
    </style:style>
    <style:style style:name="P4" style:family="paragraph" style:parent-style-name="Preformatted_20_Text">
      <style:paragraph-properties fo:text-align="start" style:justify-single-word="false"/>
      <style:text-properties fo:font-size="14pt" officeooo:rsid="0004252d" officeooo:paragraph-rsid="0004252d" style:font-size-asian="12.25pt" style:font-size-complex="14pt"/>
    </style:style>
    <style:style style:name="P5" style:family="paragraph" style:parent-style-name="Preformatted_20_Text">
      <style:paragraph-properties fo:text-align="start" style:justify-single-word="false"/>
      <style:text-properties fo:font-size="14pt" officeooo:rsid="000607b3" officeooo:paragraph-rsid="000607b3" style:font-size-asian="12.25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Liberation Mono" fo:font-size="14pt" officeooo:rsid="0002a1d2" officeooo:paragraph-rsid="0002a1d2" style:font-name-asian="Noto Sans Mono CJK SC" style:font-size-asian="12.25pt" style:font-name-complex="Liberation Mono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Liberation Mono" fo:font-size="14pt" style:font-name-asian="Noto Sans Mono CJK SC" style:font-size-asian="12.25pt" style:font-name-complex="Liberation Mono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Liberation Mono" fo:font-size="14pt" officeooo:rsid="0004252d" officeooo:paragraph-rsid="0004252d" style:font-name-asian="Noto Sans Mono CJK SC" style:font-size-asian="12.25pt" style:font-name-complex="Liberation Mono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Liberation Mono" fo:font-size="14pt" officeooo:rsid="000607b3" officeooo:paragraph-rsid="000607b3" style:font-name-asian="Noto Sans Mono CJK SC" style:font-size-asian="12.25pt" style:font-name-complex="Liberation Mono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Liberation Mono" fo:font-size="14pt" style:font-name-asian="Noto Sans Mono CJK SC" style:font-size-asian="14pt" style:font-name-complex="Liberation Mono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Liberation Mono" fo:font-size="14pt" officeooo:paragraph-rsid="0004252d" style:font-name-asian="Noto Sans Mono CJK SC" style:font-size-asian="14pt" style:font-name-complex="Liberation Mono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Liberation Mono" fo:font-size="14pt" officeooo:paragraph-rsid="000607b3" style:font-name-asian="Noto Sans Mono CJK SC" style:font-size-asian="14pt" style:font-name-complex="Liberation Mono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Liberation Mono" fo:font-size="14pt" officeooo:rsid="00019404" officeooo:paragraph-rsid="00019404" style:font-name-asian="Noto Sans Mono CJK SC" style:font-size-asian="14pt" style:font-name-complex="Liberation Mono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 fo:font-size="14pt" officeooo:rsid="000607b3" officeooo:paragraph-rsid="000607b3" style:font-name-asian="Noto Sans Mono CJK SC" style:font-size-asian="14pt" style:font-name-complex="Liberation Mono" style:font-size-complex="14pt"/>
    </style:style>
    <style:style style:name="P15" style:family="paragraph" style:parent-style-name="Preformatted_20_Text" style:list-style-name="L1">
      <style:paragraph-properties fo:text-align="start" style:justify-single-word="false"/>
      <style:text-properties fo:font-size="14pt" officeooo:rsid="00019404" officeooo:paragraph-rsid="00019404" style:font-size-asian="12.25pt" style:font-size-complex="14pt"/>
    </style:style>
    <style:style style:name="P16" style:family="paragraph" style:parent-style-name="Preformatted_20_Text" style:list-style-name="L1">
      <style:paragraph-properties fo:text-align="start" style:justify-single-word="false"/>
      <style:text-properties fo:font-size="14pt" officeooo:rsid="0004252d" officeooo:paragraph-rsid="0004252d" style:font-size-asian="12.25pt" style:font-size-complex="14pt"/>
    </style:style>
    <style:style style:name="P17" style:family="paragraph" style:parent-style-name="Preformatted_20_Text">
      <style:paragraph-properties fo:text-align="start" style:justify-single-word="false"/>
      <style:text-properties fo:font-size="14pt" officeooo:rsid="0004252d" officeooo:paragraph-rsid="0004252d" style:font-size-asian="12.25pt" style:font-size-complex="14pt"/>
    </style:style>
    <style:style style:name="P18" style:family="paragraph" style:parent-style-name="Preformatted_20_Text">
      <style:paragraph-properties fo:text-align="start" style:justify-single-word="false"/>
      <style:text-properties fo:font-size="14pt" officeooo:rsid="000607b3" officeooo:paragraph-rsid="000607b3" style:font-size-asian="12.25pt" style:font-size-complex="14pt"/>
    </style:style>
    <style:style style:name="P19" style:family="paragraph" style:parent-style-name="Preformatted_20_Text">
      <style:paragraph-properties fo:text-align="start" style:justify-single-word="false"/>
      <style:text-properties fo:font-size="14pt" officeooo:rsid="000bbc79" officeooo:paragraph-rsid="000bbc79" style:font-size-asian="12.25pt" style:font-size-complex="14pt"/>
    </style:style>
    <style:style style:name="P20" style:family="paragraph" style:parent-style-name="Preformatted_20_Text">
      <style:paragraph-properties fo:text-align="start" style:justify-single-word="false"/>
      <style:text-properties fo:font-size="14pt" officeooo:rsid="000bbc79" officeooo:paragraph-rsid="000d16af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0607b3" officeooo:paragraph-rsid="000d16af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0d98ed" officeooo:paragraph-rsid="000d98ed" style:font-size-asian="12.25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style:font-name="Liberation Mono" fo:font-size="14pt" style:font-name-asian="Noto Sans Mono CJK SC" style:font-size-asian="12.25pt" style:font-name-complex="Liberation Mono" style:font-size-complex="14pt"/>
    </style:style>
    <style:style style:name="P24" style:family="paragraph" style:parent-style-name="Table_20_Contents">
      <style:paragraph-properties fo:text-align="start" style:justify-single-word="false"/>
      <style:text-properties style:font-name="Liberation Mono" fo:font-size="14pt" officeooo:paragraph-rsid="000d16af" style:font-name-asian="Noto Sans Mono CJK SC" style:font-size-asian="12.25pt" style:font-name-complex="Liberation Mono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Liberation Mono" fo:font-size="14pt" officeooo:rsid="000bbc79" officeooo:paragraph-rsid="000bbc79" style:font-name-asian="Noto Sans Mono CJK SC" style:font-size-asian="12.25pt" style:font-name-complex="Liberation Mono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Liberation Mono" fo:font-size="14pt" officeooo:rsid="000bbc79" officeooo:paragraph-rsid="000d16af" style:font-name-asian="Noto Sans Mono CJK SC" style:font-size-asian="12.25pt" style:font-name-complex="Liberation Mono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Liberation Mono" fo:font-size="14pt" officeooo:rsid="000607b3" officeooo:paragraph-rsid="000bbc79" style:font-name-asian="Noto Sans Mono CJK SC" style:font-size-asian="12.25pt" style:font-name-complex="Liberation Mono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Liberation Mono" fo:font-size="14pt" officeooo:rsid="000607b3" officeooo:paragraph-rsid="000d16af" style:font-name-asian="Noto Sans Mono CJK SC" style:font-size-asian="12.25pt" style:font-name-complex="Liberation Mono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Liberation Mono" fo:font-size="14pt" officeooo:rsid="000607b3" officeooo:paragraph-rsid="000d98ed" style:font-name-asian="Noto Sans Mono CJK SC" style:font-size-asian="12.25pt" style:font-name-complex="Liberation Mono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Liberation Mono" fo:font-size="14pt" officeooo:rsid="000cabe2" officeooo:paragraph-rsid="000cabe2" style:font-name-asian="Noto Sans Mono CJK SC" style:font-size-asian="12.25pt" style:font-name-complex="Liberation Mono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Liberation Mono" fo:font-size="14pt" officeooo:rsid="000cabe2" officeooo:paragraph-rsid="000d16af" style:font-name-asian="Noto Sans Mono CJK SC" style:font-size-asian="12.25pt" style:font-name-complex="Liberation Mono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Liberation Mono" fo:font-size="14pt" officeooo:rsid="000607b3" officeooo:paragraph-rsid="000bbc79" style:font-name-asian="Noto Sans Mono CJK SC" style:font-size-asian="14pt" style:font-name-complex="Liberation Mono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Liberation Mono" fo:font-size="14pt" officeooo:rsid="000607b3" officeooo:paragraph-rsid="000d16af" style:font-name-asian="Noto Sans Mono CJK SC" style:font-size-asian="14pt" style:font-name-complex="Liberation Mono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Liberation Mono" fo:font-size="14pt" officeooo:rsid="000607b3" officeooo:paragraph-rsid="000d98ed" style:font-name-asian="Noto Sans Mono CJK SC" style:font-size-asian="14pt" style:font-name-complex="Liberation Mono" style:font-size-complex="14pt"/>
    </style:style>
    <style:style style:name="P35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fo:font-size="14pt" officeooo:rsid="000d98ed" officeooo:paragraph-rsid="000d98ed" style:font-size-asian="12.25pt" style:font-size-complex="14pt"/>
    </style:style>
    <style:style style:name="T1" style:family="text">
      <style:text-properties officeooo:rsid="00019404"/>
    </style:style>
    <style:style style:name="T2" style:family="text">
      <style:text-properties officeooo:rsid="0004252d"/>
    </style:style>
    <style:style style:name="T3" style:family="text">
      <style:text-properties officeooo:rsid="000607b3"/>
    </style:style>
    <style:style style:name="T4" style:family="text">
      <style:text-properties officeooo:rsid="0008f5ac"/>
    </style:style>
    <style:style style:name="T5" style:family="text">
      <style:text-properties officeooo:rsid="000bbc79"/>
    </style:style>
    <style:style style:name="T6" style:family="text">
      <style:text-properties officeooo:rsid="000cabe2"/>
    </style:style>
    <style:style style:name="T7" style:family="text">
      <style:text-properties officeooo:rsid="000d16af"/>
    </style:style>
    <style:style style:name="T8" style:family="text">
      <style:text-properties officeooo:rsid="000d98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7-9</text:p>
      <text:p text:style-name="P1"/>
      <text:p text:style-name="P2"><text:tab/>Iteratia I- Crearea scheletului programului + functia de adaugare</text:p>
      <text:p text:style-name="P2"><text:tab/>Iteratia II – Implementarea functiilor de modificare, stergere si cautare <text:span text:style-name="T4">si asignare de note</text:span></text:p>
      <text:p text:style-name="P2"><text:tab/>Iteratia III – Implementarea functiilor pentru crearea rapoartelor</text:p>
      <text:p text:style-name="P2"><text:tab/>Functionalitati implementate</text:p>
      <text:list xml:id="list2635506565" text:style-name="L1">
        <text:list-item>
          <text:p text:style-name="P15">Gestiunea listelor de studenti si probleme</text:p>
        </text:list-item>
        <text:list-item>
          <text:p text:style-name="P15">Adaugarea elementelor in lista de studenti si probleme</text:p>
        </text:list-item>
        <text:list-item>
          <text:p text:style-name="P16">Modificarea si stergerea in lista de studenti si probleme</text:p>
        </text:list-item>
        <text:list-item>
          <text:p text:style-name="P16">Asignarea de note</text:p>
        </text:list-item>
      </text:list>
      <text:p text:style-name="P2"><text:tab/>Scenarii de rulare</text:p>
      <text:p text:style-name="P2"/>
      <text:p text:style-name="P2">Adaugarea unui element in lista</text:p>
      <text:p text:style-name="P2"/>
      <table:table table:name="Table1" table:style-name="Table1">
        <table:table-column table:style-name="Table1.A" table:number-columns-repeated="3"/>
        <table:table-row table:style-name="TableLine94366692609696">
          <table:table-cell table:style-name="Table1.A1" office:value-type="string">
            <text:p text:style-name="P13">Program</text:p>
          </table:table-cell>
          <table:table-cell table:style-name="Table1.A1" office:value-type="string">
            <text:p text:style-name="P13">Utilizator</text:p>
          </table:table-cell>
          <table:table-cell table:style-name="Table1.C1" office:value-type="string">
            <text:p text:style-name="P13">Descriere</text:p>
          </table:table-cell>
        </table:table-row>
        <table:table-row table:style-name="TableLine94366692675936">
          <table:table-cell table:style-name="Table1.A2" office:value-type="string">
            <text:p text:style-name="P13">ui_adauga_problema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3">Apelarea functiei de adaugare a unei probleme</text:p>
          </table:table-cell>
        </table:table-row>
        <table:table-row table:style-name="TableLine9436669267739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“<text:span text:style-name="T1">7_2</text:span>” “<text:span text:style-name="T1">Exercitiul 2 de la lab 7” 11 12</text:span></text:p>
          </table:table-cell>
          <table:table-cell table:style-name="Table1.C2" office:value-type="string">
            <text:p text:style-name="P13">Adaugarea datelor necesare</text:p>
          </table:table-cell>
        </table:table-row>
        <table:table-row table:style-name="TableLine94366692678192">
          <table:table-cell table:style-name="Table1.A2" office:value-type="string">
            <text:p text:style-name="P13">ui_print_problem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 table:style-name="TableLine94366692679040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>“<text:span text:style-name="T1">7_2</text:span>” “<text:span text:style-name="T1">Exercitiul 2 de la lab 7” 2021 11 12</text:span></text:p>
          </table:table-cell>
        </table:table-row>
      </table:table>
      <text:p text:style-name="P2"/>
      <text:p text:style-name="P4">Stergerea unui element din lista</text:p>
      <table:table table:name="Table4" table:style-name="Table4">
        <table:table-column table:style-name="Table4.A" table:number-columns-repeated="3"/>
        <table:table-row table:style-name="TableLine94366692680544">
          <table:table-cell table:style-name="Table4.A1" office:value-type="string">
            <text:p text:style-name="P8">Program</text:p>
          </table:table-cell>
          <table:table-cell table:style-name="Table4.A1" office:value-type="string">
            <text:p text:style-name="P8">Utilizator</text:p>
          </table:table-cell>
          <table:table-cell table:style-name="Table4.C1" office:value-type="string">
            <text:p text:style-name="P8">Descriere</text:p>
          </table:table-cell>
        </table:table-row>
        <table:table-row table:style-name="TableLine94366692700752">
          <table:table-cell table:style-name="Table4.A2" office:value-type="string">
            <text:p text:style-name="P11">“<text:span text:style-name="T1">7_2</text:span>” “<text:span text:style-name="T1">Exercitiul 2 de la lab 7” 2021 11 12,</text:span></text:p>
            <text:p text:style-name="P11">“<text:span text:style-name="T2">8</text:span><text:span text:style-name="T1">_2</text:span>” “<text:span text:style-name="T1">Exercitiul 2 de la lab </text:span><text:span text:style-name="T2">8</text:span><text:span text:style-name="T1">” 2021 11 12</text:span></text:p>
          </table:table-cell>
          <table:table-cell table:style-name="Table4.A2" office:value-type="string">
            <text:p text:style-name="P7"/>
          </table:table-cell>
          <table:table-cell table:style-name="Table4.C2" office:value-type="string">
            <text:p text:style-name="P8">Elemente prezente in lista</text:p>
          </table:table-cell>
        </table:table-row>
        <text:soft-page-break/>
        <table:table-row table:style-name="TableLine94366692702208">
          <table:table-cell table:style-name="Table4.A2" office:value-type="string">
            <text:p text:style-name="P8">ui_sterge_<text:span text:style-name="T3">ex</text:span>()</text:p>
          </table:table-cell>
          <table:table-cell table:style-name="Table4.A2" office:value-type="string">
            <text:p text:style-name="P7"/>
          </table:table-cell>
          <table:table-cell table:style-name="Table4.C2" office:value-type="string">
            <text:p text:style-name="P9">Apelarea functiei</text:p>
          </table:table-cell>
        </table:table-row>
        <table:table-row table:style-name="TableLine94366692703008">
          <table:table-cell table:style-name="Table4.A2" office:value-type="string">
            <text:p text:style-name="P7"><text:s/></text:p>
          </table:table-cell>
          <table:table-cell table:style-name="Table4.A2" office:value-type="string">
            <text:p text:style-name="P9">7_2</text:p>
          </table:table-cell>
          <table:table-cell table:style-name="Table4.C2" office:value-type="string">
            <text:p text:style-name="P9">Introducerea exercitiului care urmeaza sa fie sters</text:p>
          </table:table-cell>
        </table:table-row>
        <table:table-row table:style-name="TableLine94366692703856">
          <table:table-cell table:style-name="Table4.A2" office:value-type="string">
            <text:p text:style-name="P12">“<text:span text:style-name="T2">8</text:span><text:span text:style-name="T1">_2</text:span>” “<text:span text:style-name="T1">Exercitiul 2 de la lab </text:span><text:span text:style-name="T2">8</text:span><text:span text:style-name="T1">” 2021 11 12</text:span></text:p>
          </table:table-cell>
          <table:table-cell table:style-name="Table4.A2" office:value-type="string">
            <text:p text:style-name="P7"/>
          </table:table-cell>
          <table:table-cell table:style-name="Table4.C2" office:value-type="string">
            <text:p text:style-name="P9">Exercitiul ramas</text:p>
          </table:table-cell>
        </table:table-row>
      </table:table>
      <text:p text:style-name="P4"/>
      <text:p text:style-name="P5">Modificarea unui element din lista</text:p>
      <table:table table:name="Table5" table:style-name="Table5">
        <table:table-column table:style-name="Table5.A" table:number-columns-repeated="3"/>
        <table:table-row table:style-name="TableLine94366692705360">
          <table:table-cell table:style-name="Table5.A1" office:value-type="string">
            <text:p text:style-name="P9">Program</text:p>
          </table:table-cell>
          <table:table-cell table:style-name="Table5.A1" office:value-type="string">
            <text:p text:style-name="P9">Utilizator</text:p>
          </table:table-cell>
          <table:table-cell table:style-name="Table5.C1" office:value-type="string">
            <text:p text:style-name="P9">Descriere</text:p>
          </table:table-cell>
        </table:table-row>
        <table:table-row table:style-name="TableLine94366692726512">
          <table:table-cell table:style-name="Table5.A2" office:value-type="string">
            <text:p text:style-name="P12">“<text:span text:style-name="T1">7_2</text:span>” “<text:span text:style-name="T1">Exercitiul 2 de la lab 7” 2021 11 12</text:span></text:p>
          </table:table-cell>
          <table:table-cell table:style-name="Table5.A2" office:value-type="string">
            <text:p text:style-name="P7"/>
          </table:table-cell>
          <table:table-cell table:style-name="Table5.C2" office:value-type="string">
            <text:p text:style-name="P9">Element prezent in lista</text:p>
          </table:table-cell>
        </table:table-row>
        <table:table-row table:style-name="TableLine94366692727872">
          <table:table-cell table:style-name="Table5.A2" office:value-type="string">
            <text:p text:style-name="P9">ui_modifica_problema()</text:p>
          </table:table-cell>
          <table:table-cell table:style-name="Table5.A2" office:value-type="string">
            <text:p text:style-name="P7"/>
          </table:table-cell>
          <table:table-cell table:style-name="Table5.C2" office:value-type="string">
            <text:p text:style-name="P9">Apelarea functiei</text:p>
          </table:table-cell>
        </table:table-row>
        <table:table-row table:style-name="TableLine94366692728672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9">7_2, 9_3, “Exercitiul 3 de la lab 9”, 12,12</text:p>
          </table:table-cell>
          <table:table-cell table:style-name="Table5.C2" office:value-type="string">
            <text:p text:style-name="P9">Introducerea datelor in care vom modifica ex</text:p>
          </table:table-cell>
        </table:table-row>
        <table:table-row table:style-name="TableLine94366692729520">
          <table:table-cell table:style-name="Table5.A2" office:value-type="string">
            <text:p text:style-name="P12">“<text:span text:style-name="T3">9</text:span><text:span text:style-name="T1">_</text:span><text:span text:style-name="T3">3</text:span>” “<text:span text:style-name="T1">Exercitiul </text:span><text:span text:style-name="T3">3</text:span><text:span text:style-name="T1"> de la lab </text:span><text:span text:style-name="T3">9</text:span><text:span text:style-name="T1">” 2021 1</text:span><text:span text:style-name="T3">2</text:span><text:span text:style-name="T1"> 12</text:span></text:p>
          </table:table-cell>
          <table:table-cell table:style-name="Table5.A2" office:value-type="string">
            <text:p text:style-name="P7"/>
          </table:table-cell>
          <table:table-cell table:style-name="Table5.C2" office:value-type="string">
            <text:p text:style-name="P9">Exercitiul in urma apelarii de functie</text:p>
          </table:table-cell>
        </table:table-row>
      </table:table>
      <text:p text:style-name="P5"/>
      <text:p text:style-name="P5">Notarea unui student la o problema</text:p>
      <table:table table:name="Table6" table:style-name="Table6">
        <table:table-column table:style-name="Table6.A" table:number-columns-repeated="3"/>
        <table:table-row table:style-name="TableLine94366692731024">
          <table:table-cell table:style-name="Table6.A1" office:value-type="string">
            <text:p text:style-name="P9">Utilizator</text:p>
          </table:table-cell>
          <table:table-cell table:style-name="Table6.A1" office:value-type="string">
            <text:p text:style-name="P9">Program</text:p>
          </table:table-cell>
          <table:table-cell table:style-name="Table6.C1" office:value-type="string">
            <text:p text:style-name="P9">Descriere</text:p>
          </table:table-cell>
        </table:table-row>
        <table:table-row table:style-name="TableLine94366692721120">
          <table:table-cell table:style-name="Table6.A2" office:value-type="string">
            <text:p text:style-name="P9">1, ”Alex”, 217</text:p>
            <text:p text:style-name="P14">“<text:span text:style-name="T1">7_2</text:span>” “<text:span text:style-name="T1">Exercitiul 2 de la lab 7” 2021 11 12</text:span></text:p>
          </table:table-cell>
          <table:table-cell table:style-name="Table6.A2" office:value-type="string">
            <text:p text:style-name="P7"/>
          </table:table-cell>
          <table:table-cell table:style-name="Table6.C2" office:value-type="string">
            <text:p text:style-name="P7"/>
          </table:table-cell>
        </table:table-row>
        <table:table-row table:style-name="TableLine94366692749824">
          <table:table-cell table:style-name="Table6.A2" office:value-type="string">
            <text:p text:style-name="P9">ui_adauga_nota()</text:p>
          </table:table-cell>
          <table:table-cell table:style-name="Table6.A2" office:value-type="string">
            <text:p text:style-name="P7"/>
          </table:table-cell>
          <table:table-cell table:style-name="Table6.C2" office:value-type="string">
            <text:p text:style-name="P7"/>
          </table:table-cell>
        </table:table-row>
        <table:table-row table:style-name="TableLine94366692750624"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9">1,”7_2”,7</text:p>
          </table:table-cell>
          <table:table-cell table:style-name="Table6.C2" office:value-type="string">
            <text:p text:style-name="P7"/>
          </table:table-cell>
        </table:table-row>
        <table:table-row table:style-name="TableLine94366692751472"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>“<text:span text:style-name="T3">Studentul a fost notat cu succes”</text:span></text:p>
          </table:table-cell>
          <table:table-cell table:style-name="Table6.C2" office:value-type="string">
            <text:p text:style-name="P7"/>
          </table:table-cell>
        </table:table-row>
        <table:table-row table:style-name="TableLine94366692752272">
          <table:table-cell table:style-name="Table6.A2" office:value-type="string">
            <text:p text:style-name="P9">ui_print_note()</text:p>
          </table:table-cell>
          <table:table-cell table:style-name="Table6.A2" office:value-type="string">
            <text:p text:style-name="P7"/>
          </table:table-cell>
          <table:table-cell table:style-name="Table6.C2" office:value-type="string">
            <text:p text:style-name="P7"/>
          </table:table-cell>
        </table:table-row>
        <table:table-row table:style-name="TableLine94366692753024"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C2" office:value-type="string">
            <text:p text:style-name="P9">1 “Alex” 217 are la problema 217</text:p>
            <text:p text:style-name="P14">“<text:span text:style-name="T1">7_2</text:span>” “<text:span text:style-name="T1">Exercitiul 2 <text:s/></text:span><text:soft-page-break/><text:span text:style-name="T1">de la lab 7” 2021 11 12 </text:span>nota: 7</text:p>
          </table:table-cell>
        </table:table-row>
      </table:table>
      <text:p text:style-name="P5"/>
      <text:p text:style-name="P19">Raport la un laborator in ordine alfabetica</text:p>
      <text:p text:style-name="P19"/>
      <table:table table:name="Table8" table:style-name="Table8">
        <table:table-column table:style-name="Table8.A" table:number-columns-repeated="3"/>
        <table:table-row table:style-name="TableLine94366692451472">
          <table:table-cell table:style-name="Table8.A1" office:value-type="string">
            <text:p text:style-name="P25">Utilizator</text:p>
          </table:table-cell>
          <table:table-cell table:style-name="Table8.A1" office:value-type="string">
            <text:p text:style-name="P25">Program</text:p>
          </table:table-cell>
          <table:table-cell table:style-name="Table8.C1" office:value-type="string">
            <text:p text:style-name="P25">Descriere</text:p>
          </table:table-cell>
        </table:table-row>
        <table:table-row table:style-name="TableLine94366692451472">
          <table:table-cell table:style-name="Table8.A2" office:value-type="string">
            <text:p text:style-name="P27">1, ”Alex”, 217</text:p>
            <text:p text:style-name="P32">“<text:span text:style-name="T1">7_2</text:span>” “<text:span text:style-name="T1">Exercitiul 2 de la lab 7” 2021 11 12,</text:span><text:span text:style-name="T5">7,</text:span></text:p>
            <text:p text:style-name="P27">1, ”<text:span text:style-name="T5">Marian</text:span>”, 217</text:p>
            <text:p text:style-name="P32">“<text:span text:style-name="T1">7_2</text:span>” “<text:span text:style-name="T1">Exercitiul 2 de la lab 7” 2021 11 12, </text:span><text:span text:style-name="T5">6,</text:span></text:p>
            <text:p text:style-name="P27">1, ”<text:span text:style-name="T5">Liviu</text:span>”, 217</text:p>
            <text:p text:style-name="P32">“<text:span text:style-name="T1">7_2</text:span>” “<text:span text:style-name="T1">Exercitiul 2 de la lab 7” 2021 11 12, </text:span><text:span text:style-name="T5">9</text:span></text:p>
          </table:table-cell>
          <table:table-cell table:style-name="Table8.A2" office:value-type="string">
            <text:p text:style-name="P7"/>
          </table:table-cell>
          <table:table-cell table:style-name="Table8.C2" office:value-type="string">
            <text:p text:style-name="P25">Note existente</text:p>
          </table:table-cell>
        </table:table-row>
        <table:table-row table:style-name="TableLine94366692451472">
          <table:table-cell table:style-name="Table8.A2" office:value-type="string">
            <text:p text:style-name="P25">ui_raport_lab_dupa_nume()</text:p>
          </table:table-cell>
          <table:table-cell table:style-name="Table8.A2" office:value-type="string">
            <text:p text:style-name="P7"/>
          </table:table-cell>
          <table:table-cell table:style-name="Table8.C2" office:value-type="string">
            <text:p text:style-name="P25">Apelarea functiei</text:p>
          </table:table-cell>
        </table:table-row>
        <table:table-row table:style-name="TableLine94366692451472"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27">1 “Alex” 217 are la problema 217</text:p>
            <text:p text:style-name="P32">“<text:span text:style-name="T1">7_2</text:span>” “<text:span text:style-name="T1">Exercitiul 2 de la lab 7” 2021 11 12 </text:span>nota: 7</text:p>
            <text:p text:style-name="P27">1 “<text:span text:style-name="T5">Liviu</text:span>” 217 are la problema 217</text:p>
            <text:p text:style-name="P32">“<text:span text:style-name="T1">7_2</text:span>” “<text:span text:style-name="T1">Exercitiul 2 de la lab 7” 2021 11 12 </text:span>nota: <text:span text:style-name="T6">9</text:span></text:p>
            <text:p text:style-name="P27">1 “<text:span text:style-name="T5">Marian</text:span>” 217 are la problema 217</text:p>
            <text:p text:style-name="P32">“<text:span text:style-name="T1">7_2</text:span>” “<text:span text:style-name="T1">Exercitiul 2 <text:s/>de la lab 7” 2021 11 12 </text:span>nota: <text:span text:style-name="T6">6</text:span></text:p>
          </table:table-cell>
          <table:table-cell table:style-name="Table8.C2" office:value-type="string">
            <text:p text:style-name="P30">Raportul cerut</text:p>
          </table:table-cell>
        </table:table-row>
      </table:table>
      <text:p text:style-name="P19"/>
      <text:p text:style-name="P19"/>
      <text:p text:style-name="P19">Raport la un laborator in ordinea notelor</text:p>
      <text:p text:style-name="P19"/>
      <text:p text:style-name="P20"/>
      <table:table table:name="Table9" table:style-name="Table9">
        <table:table-column table:style-name="Table9.A" table:number-columns-repeated="3"/>
        <text:soft-page-break/>
        <table:table-row table:style-name="TableLine94366644382656">
          <table:table-cell table:style-name="Table9.A1" office:value-type="string">
            <text:p text:style-name="P26">Utilizator</text:p>
          </table:table-cell>
          <table:table-cell table:style-name="Table9.A1" office:value-type="string">
            <text:p text:style-name="P26">Program</text:p>
          </table:table-cell>
          <table:table-cell table:style-name="Table9.C1" office:value-type="string">
            <text:p text:style-name="P26">Descriere</text:p>
          </table:table-cell>
        </table:table-row>
        <table:table-row table:style-name="TableLine94366644382656">
          <table:table-cell table:style-name="Table9.A2" office:value-type="string">
            <text:p text:style-name="P28">1, ”Alex”, 217</text:p>
            <text:p text:style-name="P33">“<text:span text:style-name="T1">7_2</text:span>” “<text:span text:style-name="T1">Exercitiul 2 de la lab 7” 2021 11 12,</text:span><text:span text:style-name="T5">7,</text:span></text:p>
            <text:p text:style-name="P28">1, ”<text:span text:style-name="T5">Marian</text:span>”, 217</text:p>
            <text:p text:style-name="P33">“<text:span text:style-name="T1">7_2</text:span>” “<text:span text:style-name="T1">Exercitiul 2 de la lab 7” 2021 11 12, </text:span><text:span text:style-name="T5">6,</text:span></text:p>
            <text:p text:style-name="P28">1, ”<text:span text:style-name="T5">Liviu</text:span>”, 217</text:p>
            <text:p text:style-name="P33">“<text:span text:style-name="T1">7_2</text:span>” “<text:span text:style-name="T1">Exercitiul 2 de la lab 7” 2021 11 12, </text:span><text:span text:style-name="T5">9</text:span></text:p>
          </table:table-cell>
          <table:table-cell table:style-name="Table9.A2" office:value-type="string">
            <text:p text:style-name="P24"/>
          </table:table-cell>
          <table:table-cell table:style-name="Table9.C2" office:value-type="string">
            <text:p text:style-name="P26">Note existente</text:p>
          </table:table-cell>
        </table:table-row>
        <table:table-row table:style-name="TableLine94366644382656">
          <table:table-cell table:style-name="Table9.A2" office:value-type="string">
            <text:p text:style-name="P26">ui_raport_lab_dupa_nume()</text:p>
          </table:table-cell>
          <table:table-cell table:style-name="Table9.A2" office:value-type="string">
            <text:p text:style-name="P24"/>
          </table:table-cell>
          <table:table-cell table:style-name="Table9.C2" office:value-type="string">
            <text:p text:style-name="P26">Apelarea functiei</text:p>
          </table:table-cell>
        </table:table-row>
        <table:table-row table:style-name="TableLine94366644382656"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8">1 “<text:span text:style-name="T7">Marian</text:span>” 217 are la problema 217</text:p>
            <text:p text:style-name="P33">“<text:span text:style-name="T1">7_2</text:span>” “<text:span text:style-name="T1">Exercitiul 2 de la lab 7” 2021 11 12 </text:span>nota: <text:span text:style-name="T7">6</text:span></text:p>
            <text:p text:style-name="P28">1 “<text:span text:style-name="T7">Alex</text:span>” 217 are la problema 217</text:p>
            <text:p text:style-name="P33">“<text:span text:style-name="T1">7_2</text:span>” “<text:span text:style-name="T1">Exercitiul 2 de la lab 7” 2021 11 12 </text:span>nota: <text:span text:style-name="T7">7</text:span></text:p>
            <text:p text:style-name="P28">1 “<text:span text:style-name="T7">Liviu</text:span>” 217 are la problema 217</text:p>
            <text:p text:style-name="P33">“<text:span text:style-name="T1">7_2</text:span>” “<text:span text:style-name="T1">Exercitiul 2 <text:s/>de la lab 7” 2021 11 12 </text:span>nota: <text:span text:style-name="T7">9</text:span></text:p>
          </table:table-cell>
          <table:table-cell table:style-name="Table9.C2" office:value-type="string">
            <text:p text:style-name="P31">Raportul cerut</text:p>
          </table:table-cell>
        </table:table-row>
      </table:table>
      <text:p text:style-name="P21"/>
      <text:p text:style-name="P21"/>
      <text:p text:style-name="P22">Raport corigenti</text:p>
      <text:p text:style-name="P22"/>
      <table:table table:name="Table10" table:style-name="Table10">
        <table:table-column table:style-name="Table10.A" table:number-columns-repeated="3"/>
        <table:table-row table:style-name="TableLine94366643445120">
          <table:table-cell table:style-name="Table10.A1" office:value-type="string">
            <text:p text:style-name="P36">Utilizator</text:p>
          </table:table-cell>
          <table:table-cell table:style-name="Table10.A1" office:value-type="string">
            <text:p text:style-name="P36">Program</text:p>
          </table:table-cell>
          <table:table-cell table:style-name="Table10.C1" office:value-type="string">
            <text:p text:style-name="P36">Descriere</text:p>
          </table:table-cell>
        </table:table-row>
        <table:table-row table:style-name="TableLine94366643445120">
          <table:table-cell table:style-name="Table10.A2" office:value-type="string">
            <text:p text:style-name="P29">1, ”Alex”, 217</text:p>
            <text:p text:style-name="P34">“<text:span text:style-name="T1">7_2</text:span>” “<text:span text:style-name="T1">Exercitiul 2 de la lab 7” 2021 11 12,</text:span><text:span text:style-name="T5">7,</text:span></text:p>
            <text:p text:style-name="P29">1, ”Alex”, 217</text:p>
            <text:p text:style-name="P34"><text:soft-page-break/>“<text:span text:style-name="T1">7_</text:span><text:span text:style-name="T8">4</text:span>” “<text:span text:style-name="T1">Exercitiul 2 de la lab 7” 2021 11 12,</text:span><text:span text:style-name="T8">3</text:span><text:span text:style-name="T5">,</text:span></text:p>
            <text:p text:style-name="P29">1, ”<text:span text:style-name="T8">Dani</text:span>”, 217</text:p>
            <text:p text:style-name="P34">“<text:span text:style-name="T1">7_2</text:span>” “<text:span text:style-name="T1">Exercitiul 2 de la lab 7” 2021 11 12,</text:span><text:span text:style-name="T5">7,</text:span></text:p>
          </table:table-cell>
          <table:table-cell table:style-name="Table10.A2" office:value-type="string">
            <text:p text:style-name="P35"/>
          </table:table-cell>
          <table:table-cell table:style-name="Table10.C2" office:value-type="string">
            <text:p text:style-name="P36">Note existente</text:p>
          </table:table-cell>
        </table:table-row>
        <table:table-row table:style-name="TableLine94366643445120">
          <table:table-cell table:style-name="Table10.A2" office:value-type="string">
            <text:p text:style-name="P36">ui_raport_corigenti()</text:p>
          </table:table-cell>
          <table:table-cell table:style-name="Table10.A2" office:value-type="string">
            <text:p text:style-name="P35"/>
          </table:table-cell>
          <table:table-cell table:style-name="Table10.C2" office:value-type="string">
            <text:p text:style-name="P36">Apelarea functiei</text:p>
          </table:table-cell>
        </table:table-row>
        <table:table-row table:style-name="TableLine94366643445120">
          <table:table-cell table:style-name="Table10.A2" office:value-type="string">
            <text:p text:style-name="P35"/>
          </table:table-cell>
          <table:table-cell table:style-name="Table10.A2" office:value-type="string">
            <text:p text:style-name="P35">“<text:span text:style-name="T8">Alex” 3.0</text:span></text:p>
          </table:table-cell>
          <table:table-cell table:style-name="Table10.C2" office:value-type="string">
            <text:p text:style-name="P36">Raportul cerut</text:p>
          </table:table-cell>
        </table:table-row>
      </table:table>
      <text:p text:style-name="P22"/>
      <text:p text:style-name="P5"/>
      <text:p text:style-name="P3">Lista de taskuri</text:p>
      <text:p text:style-name="P3"/>
      <text:p text:style-name="P3">I1</text:p>
      <table:table table:name="Table2" table:style-name="Table2">
        <table:table-column table:style-name="Table2.A"/>
        <table:table-row table:style-name="TableLine94366692755232">
          <table:table-cell table:style-name="Table2.A1" office:value-type="string">
            <text:p text:style-name="P6">T1: Deciderea asupra scheletului programului</text:p>
          </table:table-cell>
        </table:table-row>
        <table:table-row table:style-name="TableLine94366692759536">
          <table:table-cell table:style-name="Table2.A2" office:value-type="string">
            <text:p text:style-name="P6">T2: Implementarea scheletului</text:p>
          </table:table-cell>
        </table:table-row>
        <table:table-row table:style-name="TableLine94366692760272">
          <table:table-cell table:style-name="Table2.A2" office:value-type="string">
            <text:p text:style-name="P6">T3: Definirea functiilor de test pentru functionalitati</text:p>
          </table:table-cell>
        </table:table-row>
        <table:table-row table:style-name="TableLine94366692760752">
          <table:table-cell table:style-name="Table2.A2" office:value-type="string">
            <text:p text:style-name="P6">T4: Implementarea validatorilor</text:p>
          </table:table-cell>
        </table:table-row>
        <table:table-row table:style-name="TableLine94366692761232">
          <table:table-cell table:style-name="Table2.A2" office:value-type="string">
            <text:p text:style-name="P6">T5: Implementarea functionalitatilor</text:p>
          </table:table-cell>
        </table:table-row>
      </table:table>
      <text:p text:style-name="P3"/>
      <text:p text:style-name="P4">I2</text:p>
      <table:table table:name="Table3" table:style-name="Table3">
        <table:table-column table:style-name="Table3.A"/>
        <table:table-row table:style-name="TableLine94366692762416">
          <table:table-cell table:style-name="Table3.A1" office:value-type="string">
            <text:p text:style-name="P8">T1:Reformatarea codului pentru a implementa notele</text:p>
          </table:table-cell>
        </table:table-row>
        <table:table-row table:style-name="TableLine94366692765792">
          <table:table-cell table:style-name="Table3.A2" office:value-type="string">
            <text:p text:style-name="P8">T2:Implementarea testelor</text:p>
          </table:table-cell>
        </table:table-row>
        <table:table-row table:style-name="TableLine94366692766656">
          <table:table-cell table:style-name="Table3.A2" office:value-type="string">
            <text:p text:style-name="P8">T3:Implementarea functiilor pentru noile clase</text:p>
          </table:table-cell>
        </table:table-row>
      </table:table>
      <text:p text:style-name="P4"/>
      <text:p text:style-name="P19">I3</text:p>
      <table:table table:name="Table7" table:style-name="Table7">
        <table:table-column table:style-name="Table7.A"/>
        <table:table-row table:style-name="TableLine94366720876144">
          <table:table-cell table:style-name="Table7.A1" office:value-type="string">
            <text:p text:style-name="P25">T1:Implementarea rapoartelor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3T19:23:36.425188123</dc:date>
    <meta:editing-duration>PT50M34S</meta:editing-duration>
    <meta:editing-cycles>7</meta:editing-cycles>
    <meta:generator>LibreOffice/6.4.7.2$Linux_X86_64 LibreOffice_project/40$Build-2</meta:generator>
    <meta:document-statistic meta:table-count="10" meta:image-count="0" meta:object-count="0" meta:page-count="5" meta:paragraph-count="126" meta:word-count="592" meta:character-count="3442" meta:non-whitespace-character-count="2968"/>
  </office:meta>
</office:document-meta>
</file>